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Times-Roman" svg:font-family="Times-Roman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P3" style:family="paragraph" style:parent-style-name="Standard">
      <style:text-properties style:font-name="Century Gothic" fo:font-size="10pt" style:font-size-asian="10pt" style:font-name-complex="Century Gothic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entury Gothic" fo:font-size="10pt" style:font-size-asian="10pt" style:font-name-complex="Times-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1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Times-Roman" style:font-size-complex="10pt"/>
    </style:style>
    <style:style style:name="P14" style:family="paragraph" style:parent-style-name="Standard">
      <style:paragraph-properties fo:margin-left="12.7mm" fo:margin-right="0mm" fo:text-align="center" style:justify-single-word="false" fo:text-indent="0mm" style:auto-text-indent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5" style:family="paragraph" style:parent-style-name="Standard">
      <style:paragraph-properties fo:margin-left="12.7mm" fo:margin-right="0mm" fo:text-align="center" style:justify-single-word="false" fo:text-indent="0mm" style:auto-text-indent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16" style:family="paragraph" style:parent-style-name="Standard">
      <style:paragraph-properties fo:margin-left="0mm" fo:margin-right="0mm" fo:text-align="justify" style:justify-single-word="false" fo:text-indent="12.7mm" style:auto-text-indent="false"/>
      <style:text-properties style:font-name="Century Gothic" fo:font-size="10pt" style:font-size-asian="10pt" style:font-name-complex="Century Gothic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AAA</text:p>
      <text:p text:style-name="P7">Company Registration No : BBB</text:p>
      <text:p text:style-name="P6">(Incorporated in the Republic of Singapore)</text:p>
      <text:p text:style-name="P8"/>
      <text:p text:style-name="P1"/>
      <text:p text:style-name="P8"/>
      <text:p text:style-name="P14">DIRECTORS’ RESOLUTION IN WRITING PURSUANT TO ARTICLE 90A</text:p>
      <text:p text:style-name="P15">OF THE COMPANY’S ARTICLES OF ASSOCIATION PASSED ON DDMMYYYY</text:p>
      <text:p text:style-name="P11"/>
      <text:p text:style-name="P3"/>
      <text:p text:style-name="P4"/>
      <text:p text:style-name="P9"/>
      <text:p text:style-name="P9"/>
      <text:p text:style-name="P9">RESOLVED :-</text:p>
      <text:p text:style-name="P4"/>
      <text:p text:style-name="P12"/>
      <text:p text:style-name="P12"/>
      <text:p text:style-name="P12">NOTICE</text:p>
      <text:p text:style-name="P4">It was unanimously resolved that the waiving of issuing Two weeks’ notice for calling this meeting be and is hereby approved.</text:p>
      <text:p text:style-name="P12"/>
      <text:p text:style-name="P13"/>
      <text:p text:style-name="P12">TRANSFER OF SHARES</text:p>
      <text:p text:style-name="P4">It was unanimously resolved : That the transfer of 50,000 Ordinary Shares of S$1/- each fully paid, at S$1/- each in the capital of the Company as set out below be and is hereby approved.</text:p>
      <text:p text:style-name="P4"/>
      <text:p text:style-name="P4"><text:span text:style-name="T1">Transferor<text:tab/>_________ <text:s text:c="6"/></text:span><text:s text:c="11"/><text:span text:style-name="T1">Transferee<text:tab/><text:tab/></text:span><text:tab/><text:span text:style-name="T1">Number of Shares </text:span></text:p>
      <text:p text:style-name="P4">CCC<text:tab/><text:tab/> <text:s text:c="4"/><text:tab/> <text:s text:c="20"/>DDD<text:tab/> <text:s text:c="49"/>XXX</text:p>
      <text:p text:style-name="P4"/>
      <text:p text:style-name="P4">That the share certificates no. _________ be and are hereby cancelled and that the new share certificate no. __________ be issued to the above named transferee and that the Company’s Common Seal be affixed hereto in accordance with the Articles of Association.</text:p>
      <text:p text:style-name="P12"/>
      <text:p text:style-name="P12"/>
      <text:p text:style-name="P16"/>
      <text:p text:style-name="P16"/>
      <text:p text:style-name="P10">SIGNED AS CORRECT RECORD</text:p>
      <text:p text:style-name="P10">On Behalf of the Board</text:p>
      <text:p text:style-name="P5"/>
      <text:p text:style-name="P4"/>
      <text:p text:style-name="P4"/>
      <text:p text:style-name="P4"/>
      <text:p text:style-name="P4"/>
      <text:p text:style-name="P4">______________________________________<text:tab/><text:tab/><text:tab/></text:p>
      <text:p text:style-name="P3">CCC</text:p>
      <text:p text:style-name="P3">Director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Times-Roman" svg:font-family="Times-Roman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List_20_Paragraph" style:display-name="List Paragraph" style:family="paragraph" style:parent-style-name="Standard">
      <style:paragraph-properties fo:margin="100%" fo:margin-left="12.7mm" fo:margin-right="0mm" fo:text-indent="0mm" style:auto-text-indent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6.3mm" fo:margin-left="27.01mm" fo:margin-right="26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28T15:52:00</meta:creation-date>
    <dc:creator>Sally Khor</dc:creator>
    <dc:date>2015-05-28T15:52:00</dc:date>
    <meta:print-date>2015-04-30T12:50:00</meta:print-date>
    <meta:editing-cycles>2</meta:editing-cycles>
    <meta:editing-duration>P15824DT17H31M44S</meta:editing-duration>
    <meta:document-statistic meta:table-count="0" meta:image-count="0" meta:object-count="0" meta:page-count="1" meta:paragraph-count="18" meta:word-count="154" meta:character-count="1054" meta:non-whitespace-character-count="815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